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0291in"/>
    </style:style>
    <style:style style:name="co3" style:family="table-column">
      <style:table-column-properties fo:break-before="auto" style:column-width="2.353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2.389in"/>
    </style:style>
    <style:style style:name="co7" style:family="table-column">
      <style:table-column-properties fo:break-before="auto" style:column-width="2.3638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ataPilot_20_Corner">
      <style:table-cell-properties fo:border-bottom="none" fo:border-left="0.028in solid #000000" fo:border-right="0.0138in solid #000000" fo:border-top="0.028in solid #000000"/>
    </style:style>
    <style:style style:name="ce6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8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9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10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1" style:family="table-cell" style:parent-style-name="DataPilot_20_Category">
      <style:table-cell-properties fo:border-bottom="0.0138in solid #000000" fo:border-left="0.0138in solid #000000" fo:border-right="none" fo:border-top="none"/>
    </style:style>
    <style:style style:name="ce12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3" style:family="table-cell" style:parent-style-name="DataPilot_20_Value">
      <style:table-cell-properties fo:border-bottom="none" fo:border-left="0.0138in solid #000000" fo:border-right="none" fo:border-top="none"/>
    </style:style>
    <style:style style:name="ce14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15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6" style:family="table-cell" style:parent-style-name="DataPilot_20_Corner">
      <style:table-cell-properties fo:border-bottom="0.0138in solid #000000" fo:border-left="none" fo:border-right="none" fo:border-top="0.028in solid #000000"/>
    </style:style>
    <style:style style:name="ce17" style:family="table-cell" style:parent-style-name="DataPilot_20_Category">
      <style:table-cell-properties fo:border-bottom="0.0138in solid #000000" fo:border-left="none" fo:border-right="none" fo:border-top="none"/>
    </style:style>
    <style:style style:name="ce18" style:family="table-cell" style:parent-style-name="DataPilot_20_Value">
      <style:table-cell-properties fo:border-bottom="none" fo:border-left="none" fo:border-right="none" fo:border-top="0.0138in solid #000000"/>
    </style:style>
    <style:style style:name="ce19" style:family="table-cell" style:parent-style-name="DataPilot_20_Value">
      <style:table-cell-properties fo:border-bottom="0.0138in solid #000000" fo:border-left="none" fo:border-right="none" fo:border-top="none"/>
    </style:style>
    <style:style style:name="ce20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21" style:family="table-cell" style:parent-style-name="DataPilot_20_Value">
      <style:table-cell-properties fo:border-bottom="none" fo:border-left="none" fo:border-right="0.0138in solid #000000" fo:border-top="0.0138in solid #000000"/>
    </style:style>
    <style:style style:name="ce22" style:family="table-cell" style:parent-style-name="DataPilot_20_Value">
      <style:table-cell-properties fo:border-bottom="none" fo:border-left="none" fo:border-right="0.0138in solid #000000" fo:border-top="none"/>
    </style:style>
    <style:style style:name="ce23" style:family="table-cell" style:parent-style-name="DataPilot_20_Value">
      <style:table-cell-properties fo:border-bottom="0.0138in solid #000000" fo:border-left="none" fo:border-right="0.0138in solid #000000" fo:border-top="none"/>
    </style:style>
    <style:style style:name="ce24" style:family="table-cell" style:parent-style-name="DataPilot_20_Result">
      <style:table-cell-properties fo:border-bottom="0.028in solid #000000" fo:border-left="none" fo:border-right="0.0138in solid #000000" fo:border-top="0.0138in solid #000000"/>
    </style:style>
    <style:style style:name="ce25" style:family="table-cell" style:parent-style-name="DataPilot_20_Corner">
      <style:table-cell-properties fo:border-bottom="0.0138in solid #000000" fo:border-left="none" fo:border-right="0.028in solid #000000" fo:border-top="0.028in solid #000000"/>
    </style:style>
    <style:style style:name="ce26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27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8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9" style:family="table-cell" style:parent-style-name="DataPilot_20_Result">
      <style:table-cell-properties fo:border-bottom="0.0138in solid #000000" fo:border-left="0.0138in solid #000000" fo:border-right="0.028in solid #000000" fo:border-top="none"/>
    </style:style>
    <style:style style:name="ce30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gr1" style:family="graphic">
      <style:graphic-properties draw:ole-draw-aspect="1"/>
    </style:style>
    <style:style style:name="T1" style:family="text">
      <style:text-properties style:text-outline="false" style:text-line-through-style="none" fo:font-style="normal" fo:text-shadow="none" style:text-underline-style="none" style:font-name-asian="Courier New" style:font-size-asian="9pt" style:font-style-asian="normal" style:font-weight-asian="normal" style:font-name-complex="Courier New" style:font-size-complex="5.0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>
            <text:p>Chrome <text:span text:style-name="T1">26.0.1410.43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fari <text:span text:style-name="T1">5.1.8 (6534.58.2)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urora <text:span text:style-name="T1">21.0a2 (2013-03-30)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refox <text:span text:style-name="T1">19.0.2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urora</text:p>
          </table:table-cell>
          <table:table-cell table:style-name="ce3" office:value-type="string">
            <text:p>nacl.crypto_hash_string("hello"), 412.9353233830846 Hz, 0.002421686746987951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hash(hello), 414.87279843444225 Hz, 0.0024103773584905662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keypair_from_seed(hello), 3.639672429481347 Hz, 0.27475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precompute(kp.boxPk, kp.boxSk), 3.6832412523020257 Hz, 0.2715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random_nonce(), 41633.36663336664 Hz, 0.000024019196160767844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precomputed(hello, n, selfShared), 6219.78021978022 Hz, 0.00016077738515901058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open_precomputed(c, n, selfShared), 6216.7832167832175 Hz, 0.000160854893138357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(hello, n, kp.boxPk, kp.boxSk), 3.6529680365296806 Hz, 0.27375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open(c2, n, kp.boxPk, kp.boxSk), 3.6663611365719526 Hz, 0.27275 seconds per ite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hrome</text:p>
          </table:table-cell>
          <table:table-cell table:style-name="ce3" office:value-type="string">
            <text:p>nacl.crypto_hash_string("hello"), 1475.5244755244757 Hz, 0.0006777251184834122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hash(hello), 1494.5054945054947 Hz, 0.0006691176470588234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keypair_from_seed(hello), 11.892963330029733 Hz, 0.08408333333333333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precompute(kp.boxPk, kp.boxSk), 14.272121788772598 Hz, 0.0700666666666666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random_nonce(), 205720.27972027974 Hz, 0.000004860969474471412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precomputed(hello, n, selfShared), 7052.947052947054 Hz, 0.00014178470254957504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open_precomputed(c, n, selfShared), 4873.126873126874 Hz, 0.000205207052070520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(hello, n, kp.boxPk, kp.boxSk), 14.245014245014247 Hz, 0.0702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nacl.crypto_box_open(c2, n, kp.boxPk, kp.boxSk), 14.57725947521866 Hz, 0.0686 seconds per ite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Safari</text:p>
          </table:table-cell>
          <table:table-cell table:style-name="ce4" office:value-type="string">
            <text:p>nacl.crypto_hash_string("hello"), 1800.1998001998004 Hz, 0.0005554938956714761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hash(hello), 1894.1058941058943 Hz, 0.0005279535864978902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keypair_from_seed(hello), 2.8328611898017 Hz, 0.353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precompute(kp.boxPk, kp.boxSk), 2.548853016142736 Hz, 0.3923333333333333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random_nonce(), 392647.3526473527 Hz, 0.00000254681457358029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precomputed(hello, n, selfShared), 6193.806193806195 Hz, 0.0001614516129032258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open_precomputed(c, n, selfShared), 4570.066730219257 Hz, 0.00021881518564872756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(hello, n, kp.boxPk, kp.boxSk), 2.9013539651837523 Hz, 0.3446666666666667 seconds per ite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nacl.crypto_box_open(c2, n, kp.boxPk, kp.boxSk), 2.9069767441860463 Hz, 0.34400000000000003 seconds per iteration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Function</text:p>
          </table:table-cell>
          <table:table-cell office:value-type="string">
            <text:p>Browser</text:p>
          </table:table-cell>
          <table:table-cell office:value-type="string">
            <text:p>Iterations per second</text:p>
          </table:table-cell>
        </table:table-row>
        <table:table-row table:style-name="ro1">
          <table:table-cell office:value-type="string">
            <text:p>nacl.crypto_box</text:p>
          </table:table-cell>
          <table:table-cell office:value-type="string">
            <text:p>Aurora</text:p>
          </table:table-cell>
          <table:table-cell office:value-type="float" office:value="3.65296803652968">
            <text:p>3.6529680365</text:p>
          </table:table-cell>
        </table:table-row>
        <table:table-row table:style-name="ro1">
          <table:table-cell office:value-type="string">
            <text:p>nacl.crypto_box</text:p>
          </table:table-cell>
          <table:table-cell office:value-type="string">
            <text:p>Chrome</text:p>
          </table:table-cell>
          <table:table-cell office:value-type="float" office:value="14.2450142450142">
            <text:p>14.245014245</text:p>
          </table:table-cell>
        </table:table-row>
        <table:table-row table:style-name="ro1">
          <table:table-cell office:value-type="string">
            <text:p>nacl.crypto_box</text:p>
          </table:table-cell>
          <table:table-cell office:value-type="string">
            <text:p>Safari</text:p>
          </table:table-cell>
          <table:table-cell office:value-type="float" office:value="2.90135396518375">
            <text:p>2.9013539652</text:p>
          </table:table-cell>
        </table:table-row>
        <table:table-row table:style-name="ro1">
          <table:table-cell office:value-type="string">
            <text:p>nacl.crypto_box_keypair_from_seed</text:p>
          </table:table-cell>
          <table:table-cell office:value-type="string">
            <text:p>Aurora</text:p>
          </table:table-cell>
          <table:table-cell office:value-type="float" office:value="3.63967242948135">
            <text:p>3.6396724295</text:p>
          </table:table-cell>
        </table:table-row>
        <table:table-row table:style-name="ro1">
          <table:table-cell office:value-type="string">
            <text:p>nacl.crypto_box_keypair_from_seed</text:p>
          </table:table-cell>
          <table:table-cell office:value-type="string">
            <text:p>Chrome</text:p>
          </table:table-cell>
          <table:table-cell office:value-type="float" office:value="11.8929633300297">
            <text:p>11.89296333</text:p>
          </table:table-cell>
        </table:table-row>
        <table:table-row table:style-name="ro1">
          <table:table-cell office:value-type="string">
            <text:p>nacl.crypto_box_keypair_from_seed</text:p>
          </table:table-cell>
          <table:table-cell office:value-type="string">
            <text:p>Safari</text:p>
          </table:table-cell>
          <table:table-cell office:value-type="float" office:value="2.8328611898017">
            <text:p>2.8328611898</text:p>
          </table:table-cell>
        </table:table-row>
        <table:table-row table:style-name="ro1">
          <table:table-cell office:value-type="string">
            <text:p>nacl.crypto_box_open</text:p>
          </table:table-cell>
          <table:table-cell office:value-type="string">
            <text:p>Aurora</text:p>
          </table:table-cell>
          <table:table-cell office:value-type="float" office:value="3.66636113657195">
            <text:p>3.6663611366</text:p>
          </table:table-cell>
        </table:table-row>
        <table:table-row table:style-name="ro1">
          <table:table-cell office:value-type="string">
            <text:p>nacl.crypto_box_open</text:p>
          </table:table-cell>
          <table:table-cell office:value-type="string">
            <text:p>Chrome</text:p>
          </table:table-cell>
          <table:table-cell office:value-type="float" office:value="14.5772594752187">
            <text:p>14.5772594752</text:p>
          </table:table-cell>
        </table:table-row>
        <table:table-row table:style-name="ro1">
          <table:table-cell office:value-type="string">
            <text:p>nacl.crypto_box_open</text:p>
          </table:table-cell>
          <table:table-cell office:value-type="string">
            <text:p>Safari</text:p>
          </table:table-cell>
          <table:table-cell office:value-type="float" office:value="2.90697674418605">
            <text:p>2.9069767442</text:p>
          </table:table-cell>
        </table:table-row>
        <table:table-row table:style-name="ro1">
          <table:table-cell office:value-type="string">
            <text:p>nacl.crypto_box_open_precomputed</text:p>
          </table:table-cell>
          <table:table-cell office:value-type="string">
            <text:p>Aurora</text:p>
          </table:table-cell>
          <table:table-cell office:value-type="float" office:value="6216.78321678322">
            <text:p>6216.7832167832</text:p>
          </table:table-cell>
        </table:table-row>
        <table:table-row table:style-name="ro1">
          <table:table-cell office:value-type="string">
            <text:p>nacl.crypto_box_open_precomputed</text:p>
          </table:table-cell>
          <table:table-cell office:value-type="string">
            <text:p>Chrome</text:p>
          </table:table-cell>
          <table:table-cell office:value-type="float" office:value="4873.12687312687">
            <text:p>4873.1268731269</text:p>
          </table:table-cell>
        </table:table-row>
        <table:table-row table:style-name="ro1">
          <table:table-cell office:value-type="string">
            <text:p>nacl.crypto_box_open_precomputed</text:p>
          </table:table-cell>
          <table:table-cell office:value-type="string">
            <text:p>Safari</text:p>
          </table:table-cell>
          <table:table-cell office:value-type="float" office:value="4570.06673021926">
            <text:p>4570.0667302193</text:p>
          </table:table-cell>
        </table:table-row>
        <table:table-row table:style-name="ro1">
          <table:table-cell office:value-type="string">
            <text:p>nacl.crypto_box_precompute</text:p>
          </table:table-cell>
          <table:table-cell office:value-type="string">
            <text:p>Aurora</text:p>
          </table:table-cell>
          <table:table-cell office:value-type="float" office:value="3.68324125230203">
            <text:p>3.6832412523</text:p>
          </table:table-cell>
        </table:table-row>
        <table:table-row table:style-name="ro1">
          <table:table-cell office:value-type="string">
            <text:p>nacl.crypto_box_precompute</text:p>
          </table:table-cell>
          <table:table-cell office:value-type="string">
            <text:p>Chrome</text:p>
          </table:table-cell>
          <table:table-cell office:value-type="float" office:value="14.2721217887726">
            <text:p>14.2721217888</text:p>
          </table:table-cell>
        </table:table-row>
        <table:table-row table:style-name="ro1">
          <table:table-cell office:value-type="string">
            <text:p>nacl.crypto_box_precompute</text:p>
          </table:table-cell>
          <table:table-cell office:value-type="string">
            <text:p>Safari</text:p>
          </table:table-cell>
          <table:table-cell office:value-type="float" office:value="2.54885301614274">
            <text:p>2.5488530161</text:p>
          </table:table-cell>
        </table:table-row>
        <table:table-row table:style-name="ro1">
          <table:table-cell office:value-type="string">
            <text:p>nacl.crypto_box_precomputed</text:p>
          </table:table-cell>
          <table:table-cell office:value-type="string">
            <text:p>Aurora</text:p>
          </table:table-cell>
          <table:table-cell office:value-type="float" office:value="6219.78021978022">
            <text:p>6219.7802197802</text:p>
          </table:table-cell>
        </table:table-row>
        <table:table-row table:style-name="ro1">
          <table:table-cell office:value-type="string">
            <text:p>nacl.crypto_box_precomputed</text:p>
          </table:table-cell>
          <table:table-cell office:value-type="string">
            <text:p>Chrome</text:p>
          </table:table-cell>
          <table:table-cell office:value-type="float" office:value="7052.94705294705">
            <text:p>7052.9470529471</text:p>
          </table:table-cell>
        </table:table-row>
        <table:table-row table:style-name="ro1">
          <table:table-cell office:value-type="string">
            <text:p>nacl.crypto_box_precomputed</text:p>
          </table:table-cell>
          <table:table-cell office:value-type="string">
            <text:p>Safari</text:p>
          </table:table-cell>
          <table:table-cell office:value-type="float" office:value="6193.80619380619">
            <text:p>6193.8061938062</text:p>
          </table:table-cell>
        </table:table-row>
        <table:table-row table:style-name="ro1">
          <table:table-cell office:value-type="string">
            <text:p>nacl.crypto_box_random_nonce</text:p>
          </table:table-cell>
          <table:table-cell office:value-type="string">
            <text:p>Aurora</text:p>
          </table:table-cell>
          <table:table-cell office:value-type="float" office:value="41633.3666333666">
            <text:p>41633.3666333666</text:p>
          </table:table-cell>
        </table:table-row>
        <table:table-row table:style-name="ro1">
          <table:table-cell office:value-type="string">
            <text:p>nacl.crypto_box_random_nonce</text:p>
          </table:table-cell>
          <table:table-cell office:value-type="string">
            <text:p>Chrome</text:p>
          </table:table-cell>
          <table:table-cell office:value-type="float" office:value="205720.27972028">
            <text:p>205720.27972028</text:p>
          </table:table-cell>
        </table:table-row>
        <table:table-row table:style-name="ro1">
          <table:table-cell office:value-type="string">
            <text:p>nacl.crypto_box_random_nonce</text:p>
          </table:table-cell>
          <table:table-cell office:value-type="string">
            <text:p>Safari</text:p>
          </table:table-cell>
          <table:table-cell office:value-type="float" office:value="392647.352647353">
            <text:p>392647.352647353</text:p>
          </table:table-cell>
        </table:table-row>
        <table:table-row table:style-name="ro1">
          <table:table-cell office:value-type="string">
            <text:p>nacl.crypto_hash</text:p>
          </table:table-cell>
          <table:table-cell office:value-type="string">
            <text:p>Aurora</text:p>
          </table:table-cell>
          <table:table-cell office:value-type="float" office:value="414.872798434442">
            <text:p>414.8727984344</text:p>
          </table:table-cell>
        </table:table-row>
        <table:table-row table:style-name="ro1">
          <table:table-cell office:value-type="string">
            <text:p>nacl.crypto_hash</text:p>
          </table:table-cell>
          <table:table-cell office:value-type="string">
            <text:p>Chrome</text:p>
          </table:table-cell>
          <table:table-cell office:value-type="float" office:value="1494.50549450549">
            <text:p>1494.5054945055</text:p>
          </table:table-cell>
        </table:table-row>
        <table:table-row table:style-name="ro1">
          <table:table-cell office:value-type="string">
            <text:p>nacl.crypto_hash</text:p>
          </table:table-cell>
          <table:table-cell office:value-type="string">
            <text:p>Safari</text:p>
          </table:table-cell>
          <table:table-cell office:value-type="float" office:value="1894.10589410589">
            <text:p>1894.1058941059</text:p>
          </table:table-cell>
        </table:table-row>
        <table:table-row table:style-name="ro1">
          <table:table-cell office:value-type="string">
            <text:p>nacl.crypto_hash_string</text:p>
          </table:table-cell>
          <table:table-cell office:value-type="string">
            <text:p>Aurora</text:p>
          </table:table-cell>
          <table:table-cell office:value-type="float" office:value="412.935323383085">
            <text:p>412.9353233831</text:p>
          </table:table-cell>
        </table:table-row>
        <table:table-row table:style-name="ro1">
          <table:table-cell office:value-type="string">
            <text:p>nacl.crypto_hash_string</text:p>
          </table:table-cell>
          <table:table-cell office:value-type="string">
            <text:p>Chrome</text:p>
          </table:table-cell>
          <table:table-cell office:value-type="float" office:value="1475.52447552448">
            <text:p>1475.5244755245</text:p>
          </table:table-cell>
        </table:table-row>
        <table:table-row table:style-name="ro1">
          <table:table-cell office:value-type="string">
            <text:p>nacl.crypto_hash_string</text:p>
          </table:table-cell>
          <table:table-cell office:value-type="string">
            <text:p>Safari</text:p>
          </table:table-cell>
          <table:table-cell office:value-type="float" office:value="1800.1998001998">
            <text:p>1800.1998001998</text:p>
          </table:table-cell>
        </table:table-row>
      </table:table>
      <table:table table:name="DataPilot_Sheet1_2_1" table:style-name="ta1" table:print="false">
        <table:table-column table:style-name="co6" table:default-cell-style-name="ce8"/>
        <table:table-column table:style-name="co1" table:default-cell-style-name="ce13"/>
        <table:table-column table:style-name="co1" table:default-cell-style-name="DataPilot_20_Value"/>
        <table:table-column table:style-name="co1" table:default-cell-style-name="ce22"/>
        <table:table-column table:style-name="co1" table:default-cell-style-name="ce28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5" office:value-type="string">
            <text:p>Iterations per second</text:p>
          </table:table-cell>
          <table:table-cell table:style-name="ce10" office:value-type="string">
            <text:p>Browser</text:p>
          </table:table-cell>
          <table:table-cell table:style-name="ce16" table:number-columns-repeated="2"/>
          <table:table-cell table:style-name="ce25"/>
        </table:table-row>
        <table:table-row table:style-name="ro2">
          <table:table-cell table:style-name="ce6" office:value-type="string">
            <text:p>Function</text:p>
          </table:table-cell>
          <table:table-cell table:style-name="ce11" office:value-type="string">
            <text:p>Aurora</text:p>
          </table:table-cell>
          <table:table-cell table:style-name="ce17" office:value-type="string">
            <text:p>Chrome</text:p>
          </table:table-cell>
          <table:table-cell table:style-name="ce17" office:value-type="string">
            <text:p>Safari</text:p>
          </table:table-cell>
          <table:table-cell table:style-name="ce26" office:value-type="string">
            <text:p>Total Result</text:p>
          </table:table-cell>
        </table:table-row>
        <table:table-row table:style-name="ro2">
          <table:table-cell table:style-name="ce7" office:value-type="string">
            <text:p>nacl.crypto_box</text:p>
          </table:table-cell>
          <table:table-cell table:style-name="ce12" office:value-type="float" office:value="3.65296803652968">
            <text:p>3.6529680365</text:p>
          </table:table-cell>
          <table:table-cell table:style-name="ce18" office:value-type="float" office:value="14.2450142450142">
            <text:p>14.245014245</text:p>
          </table:table-cell>
          <table:table-cell table:style-name="ce21" office:value-type="float" office:value="2.90135396518375">
            <text:p>2.9013539652</text:p>
          </table:table-cell>
          <table:table-cell table:style-name="ce27" office:value-type="float" office:value="20.7993362467277">
            <text:p>20.7993362467</text:p>
          </table:table-cell>
        </table:table-row>
        <table:table-row table:style-name="ro2">
          <table:table-cell office:value-type="string">
            <text:p>nacl.crypto_box_keypair_from_seed</text:p>
          </table:table-cell>
          <table:table-cell office:value-type="float" office:value="3.63967242948135">
            <text:p>3.6396724295</text:p>
          </table:table-cell>
          <table:table-cell office:value-type="float" office:value="11.8929633300297">
            <text:p>11.89296333</text:p>
          </table:table-cell>
          <table:table-cell office:value-type="float" office:value="2.8328611898017">
            <text:p>2.8328611898</text:p>
          </table:table-cell>
          <table:table-cell office:value-type="float" office:value="18.3654969493128">
            <text:p>18.3654969493</text:p>
          </table:table-cell>
        </table:table-row>
        <table:table-row table:style-name="ro2">
          <table:table-cell office:value-type="string">
            <text:p>nacl.crypto_box_open</text:p>
          </table:table-cell>
          <table:table-cell office:value-type="float" office:value="3.66636113657195">
            <text:p>3.6663611366</text:p>
          </table:table-cell>
          <table:table-cell office:value-type="float" office:value="14.5772594752187">
            <text:p>14.5772594752</text:p>
          </table:table-cell>
          <table:table-cell office:value-type="float" office:value="2.90697674418605">
            <text:p>2.9069767442</text:p>
          </table:table-cell>
          <table:table-cell office:value-type="float" office:value="21.1505973559767">
            <text:p>21.150597356</text:p>
          </table:table-cell>
        </table:table-row>
        <table:table-row table:style-name="ro2">
          <table:table-cell office:value-type="string">
            <text:p>nacl.crypto_box_open_precomputed</text:p>
          </table:table-cell>
          <table:table-cell office:value-type="float" office:value="6216.78321678322">
            <text:p>6216.7832167832</text:p>
          </table:table-cell>
          <table:table-cell office:value-type="float" office:value="4873.12687312687">
            <text:p>4873.1268731269</text:p>
          </table:table-cell>
          <table:table-cell office:value-type="float" office:value="4570.06673021926">
            <text:p>4570.0667302193</text:p>
          </table:table-cell>
          <table:table-cell office:value-type="float" office:value="15659.9768201293">
            <text:p>15659.9768201293</text:p>
          </table:table-cell>
        </table:table-row>
        <table:table-row table:style-name="ro2">
          <table:table-cell office:value-type="string">
            <text:p>nacl.crypto_box_precompute</text:p>
          </table:table-cell>
          <table:table-cell office:value-type="float" office:value="3.68324125230203">
            <text:p>3.6832412523</text:p>
          </table:table-cell>
          <table:table-cell office:value-type="float" office:value="14.2721217887726">
            <text:p>14.2721217888</text:p>
          </table:table-cell>
          <table:table-cell office:value-type="float" office:value="2.54885301614274">
            <text:p>2.5488530161</text:p>
          </table:table-cell>
          <table:table-cell office:value-type="float" office:value="20.5042160572174">
            <text:p>20.5042160572</text:p>
          </table:table-cell>
        </table:table-row>
        <table:table-row table:style-name="ro2">
          <table:table-cell office:value-type="string">
            <text:p>nacl.crypto_box_precomputed</text:p>
          </table:table-cell>
          <table:table-cell office:value-type="float" office:value="6219.78021978022">
            <text:p>6219.7802197802</text:p>
          </table:table-cell>
          <table:table-cell office:value-type="float" office:value="7052.94705294705">
            <text:p>7052.9470529471</text:p>
          </table:table-cell>
          <table:table-cell office:value-type="float" office:value="6193.80619380619">
            <text:p>6193.8061938062</text:p>
          </table:table-cell>
          <table:table-cell office:value-type="float" office:value="19466.5334665335">
            <text:p>19466.5334665335</text:p>
          </table:table-cell>
        </table:table-row>
        <table:table-row table:style-name="ro2">
          <table:table-cell office:value-type="string">
            <text:p>nacl.crypto_box_random_nonce</text:p>
          </table:table-cell>
          <table:table-cell office:value-type="float" office:value="41633.3666333666">
            <text:p>41633.3666333666</text:p>
          </table:table-cell>
          <table:table-cell office:value-type="float" office:value="205720.27972028">
            <text:p>205720.27972028</text:p>
          </table:table-cell>
          <table:table-cell office:value-type="float" office:value="392647.352647353">
            <text:p>392647.352647353</text:p>
          </table:table-cell>
          <table:table-cell office:value-type="float" office:value="640000.999000999">
            <text:p>640000.999000999</text:p>
          </table:table-cell>
        </table:table-row>
        <table:table-row table:style-name="ro2">
          <table:table-cell office:value-type="string">
            <text:p>nacl.crypto_hash</text:p>
          </table:table-cell>
          <table:table-cell office:value-type="float" office:value="414.872798434442">
            <text:p>414.8727984344</text:p>
          </table:table-cell>
          <table:table-cell office:value-type="float" office:value="1494.50549450549">
            <text:p>1494.5054945055</text:p>
          </table:table-cell>
          <table:table-cell office:value-type="float" office:value="1894.10589410589">
            <text:p>1894.1058941059</text:p>
          </table:table-cell>
          <table:table-cell office:value-type="float" office:value="3803.48418704583">
            <text:p>3803.4841870458</text:p>
          </table:table-cell>
        </table:table-row>
        <table:table-row table:style-name="ro2">
          <table:table-cell office:value-type="string">
            <text:p>nacl.crypto_hash_string</text:p>
          </table:table-cell>
          <table:table-cell table:style-name="ce14" office:value-type="float" office:value="412.935323383085">
            <text:p>412.9353233831</text:p>
          </table:table-cell>
          <table:table-cell table:style-name="ce19" office:value-type="float" office:value="1475.52447552448">
            <text:p>1475.5244755245</text:p>
          </table:table-cell>
          <table:table-cell table:style-name="ce23" office:value-type="float" office:value="1800.1998001998">
            <text:p>1800.1998001998</text:p>
          </table:table-cell>
          <table:table-cell table:style-name="ce29" office:value-type="float" office:value="3688.65959910736">
            <text:p>3688.6595991074</text:p>
          </table:table-cell>
        </table:table-row>
        <table:table-row table:style-name="ro2">
          <table:table-cell table:style-name="ce9" office:value-type="string">
            <text:p>Total Result</text:p>
          </table:table-cell>
          <table:table-cell table:style-name="ce15" office:value-type="float" office:value="54912.3804346025">
            <text:p>54912.3804346025</text:p>
          </table:table-cell>
          <table:table-cell table:style-name="ce20" office:value-type="float" office:value="220671.370975223">
            <text:p>220671.370975223</text:p>
          </table:table-cell>
          <table:table-cell table:style-name="ce24" office:value-type="float" office:value="407116.721310599">
            <text:p>407116.721310599</text:p>
          </table:table-cell>
          <table:table-cell table:style-name="ce30" office:value-type="float" office:value="682700.472720424">
            <text:p>682700.472720424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6" office:value-type="string">
            <text:p>Function</text:p>
          </table:table-cell>
          <table:table-cell table:style-name="ce11" office:value-type="string">
            <text:p>Aurora</text:p>
          </table:table-cell>
          <table:table-cell table:style-name="ce17" office:value-type="string">
            <text:p>Chrome</text:p>
          </table:table-cell>
          <table:table-cell table:style-name="ce17" office:value-type="string">
            <text:p>Safari</text:p>
          </table:table-cell>
        </table:table-row>
        <table:table-row table:style-name="ro2">
          <table:table-cell table:style-name="ce7" office:value-type="string">
            <text:p>nacl.crypto_box</text:p>
          </table:table-cell>
          <table:table-cell table:style-name="ce12" office:value-type="float" office:value="3.65296803652968">
            <text:p>3.6529680365</text:p>
          </table:table-cell>
          <table:table-cell table:style-name="ce18" office:value-type="float" office:value="14.2450142450142">
            <text:p>14.245014245</text:p>
          </table:table-cell>
          <table:table-cell table:style-name="ce21" office:value-type="float" office:value="2.90135396518375">
            <text:p>2.9013539652</text:p>
          </table:table-cell>
        </table:table-row>
        <table:table-row table:style-name="ro2">
          <table:table-cell table:style-name="ce8" office:value-type="string">
            <text:p>nacl.crypto_box_keypair_from_seed</text:p>
          </table:table-cell>
          <table:table-cell table:style-name="ce13" office:value-type="float" office:value="3.63967242948135">
            <text:p>3.6396724295</text:p>
          </table:table-cell>
          <table:table-cell table:style-name="DataPilot_20_Value" office:value-type="float" office:value="11.8929633300297">
            <text:p>11.89296333</text:p>
          </table:table-cell>
          <table:table-cell table:style-name="ce22" office:value-type="float" office:value="2.8328611898017">
            <text:p>2.8328611898</text:p>
          </table:table-cell>
        </table:table-row>
        <table:table-row table:style-name="ro2">
          <table:table-cell table:style-name="ce8" office:value-type="string">
            <text:p>nacl.crypto_box_open</text:p>
          </table:table-cell>
          <table:table-cell table:style-name="ce13" office:value-type="float" office:value="3.66636113657195">
            <text:p>3.6663611366</text:p>
          </table:table-cell>
          <table:table-cell table:style-name="DataPilot_20_Value" office:value-type="float" office:value="14.5772594752187">
            <text:p>14.5772594752</text:p>
          </table:table-cell>
          <table:table-cell table:style-name="ce22" office:value-type="float" office:value="2.90697674418605">
            <text:p>2.9069767442</text:p>
          </table:table-cell>
        </table:table-row>
        <table:table-row table:style-name="ro2">
          <table:table-cell table:style-name="ce8" office:value-type="string">
            <text:p>nacl.crypto_box_precompute</text:p>
          </table:table-cell>
          <table:table-cell table:style-name="ce13" office:value-type="float" office:value="3.68324125230203">
            <text:p>3.6832412523</text:p>
          </table:table-cell>
          <table:table-cell table:style-name="DataPilot_20_Value" office:value-type="float" office:value="14.2721217887726">
            <text:p>14.2721217888</text:p>
          </table:table-cell>
          <table:table-cell table:style-name="ce22" office:value-type="float" office:value="2.54885301614274">
            <text:p>2.5488530161</text:p>
          </table:table-cell>
        </table:table-row>
        <table:table-row table:style-name="ro2">
          <table:table-cell table:style-name="ce8" office:value-type="string">
            <text:p>nacl.crypto_box_open_precomputed</text:p>
          </table:table-cell>
          <table:table-cell table:style-name="ce13" office:value-type="float" office:value="6216.78321678322">
            <text:p>6216.7832167832</text:p>
          </table:table-cell>
          <table:table-cell table:style-name="DataPilot_20_Value" office:value-type="float" office:value="4873.12687312687">
            <text:p>4873.1268731269</text:p>
          </table:table-cell>
          <table:table-cell table:style-name="ce22" office:value-type="float" office:value="4570.06673021926">
            <text:p>4570.0667302193</text:p>
          </table:table-cell>
        </table:table-row>
        <table:table-row table:style-name="ro2">
          <table:table-cell table:style-name="ce8" office:value-type="string">
            <text:p>nacl.crypto_box_precomputed</text:p>
          </table:table-cell>
          <table:table-cell table:style-name="ce13" office:value-type="float" office:value="6219.78021978022">
            <text:p>6219.7802197802</text:p>
          </table:table-cell>
          <table:table-cell table:style-name="DataPilot_20_Value" office:value-type="float" office:value="7052.94705294705">
            <text:p>7052.9470529471</text:p>
          </table:table-cell>
          <table:table-cell table:style-name="ce22" office:value-type="float" office:value="6193.80619380619">
            <text:p>6193.8061938062</text:p>
          </table:table-cell>
        </table:table-row>
        <table:table-row table:style-name="ro2">
          <table:table-cell table:style-name="ce8" office:value-type="string">
            <text:p>nacl.crypto_box_random_nonce</text:p>
          </table:table-cell>
          <table:table-cell table:style-name="ce13" office:value-type="float" office:value="41633.3666333666">
            <text:p>41633.3666333666</text:p>
          </table:table-cell>
          <table:table-cell table:style-name="DataPilot_20_Value" office:value-type="float" office:value="205720.27972028">
            <text:p>205720.27972028</text:p>
          </table:table-cell>
          <table:table-cell table:style-name="ce22" office:value-type="float" office:value="392647.352647353">
            <text:p>392647.352647353</text:p>
          </table:table-cell>
        </table:table-row>
        <table:table-row table:style-name="ro2">
          <table:table-cell table:style-name="ce8" office:value-type="string">
            <text:p>nacl.crypto_hash</text:p>
          </table:table-cell>
          <table:table-cell table:style-name="ce13" office:value-type="float" office:value="414.872798434442">
            <text:p>414.8727984344</text:p>
          </table:table-cell>
          <table:table-cell table:style-name="DataPilot_20_Value" office:value-type="float" office:value="1494.50549450549">
            <text:p>1494.5054945055</text:p>
          </table:table-cell>
          <table:table-cell table:style-name="ce22" office:value-type="float" office:value="1894.10589410589">
            <text:p>1894.1058941059</text:p>
          </table:table-cell>
        </table:table-row>
        <table:table-row table:style-name="ro2">
          <table:table-cell table:style-name="ce8" office:value-type="string">
            <text:p>nacl.crypto_hash_string</text:p>
          </table:table-cell>
          <table:table-cell table:style-name="ce14" office:value-type="float" office:value="412.935323383085">
            <text:p>412.9353233831</text:p>
          </table:table-cell>
          <table:table-cell table:style-name="ce19" office:value-type="float" office:value="1475.52447552448">
            <text:p>1475.5244755245</text:p>
          </table:table-cell>
          <table:table-cell table:style-name="ce23" office:value-type="float" office:value="1800.1998001998">
            <text:p>1800.1998001998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>
            <draw:frame table:end-cell-address="Sheet2.G34" table:end-x="0.8882in" table:end-y="0.0429in" draw:z-index="0" draw:style-name="gr1" svg:width="5.2969in" svg:height="3.5346in" svg:x="0.0366in" svg:y="0.0091in">
              <draw:object draw:notify-on-update-of-ranges="Sheet2.B1:Sheet2.D1 Sheet2.A2:Sheet2.A2 Sheet2.B2:Sheet2.D2 Sheet2.A3:Sheet2.A3 Sheet2.B3:Sheet2.D3 Sheet2.A4:Sheet2.A4 Sheet2.B4:Sheet2.D4 Sheet2.A5:Sheet2.A5 Sheet2.B5:Sheet2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2">
          <table:table-cell table:number-columns-repeated="4"/>
        </table:table-row>
        <table:table-row table:style-name="ro2">
          <table:table-cell/>
          <table:table-cell>
            <draw:frame table:end-cell-address="Sheet2.G57" table:end-x="0.8661in" table:end-y="0.0441in" draw:z-index="1" draw:style-name="gr1" svg:width="5.2736in" svg:height="3.5429in" svg:x="0.0378in" svg:y="0.002in">
              <draw:object draw:notify-on-update-of-ranges="Sheet2.B1:Sheet2.D1 Sheet2.A6:Sheet2.A6 Sheet2.B6:Sheet2.D6 Sheet2.A7:Sheet2.A7 Sheet2.B7:Sheet2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1">
          <table:table-cell table:number-columns-repeated="4"/>
        </table:table-row>
        <table:table-row table:style-name="ro2">
          <table:table-cell/>
          <table:table-cell>
            <draw:frame table:end-cell-address="Sheet2.G79" table:end-x="0.8811in" table:end-y="0.0445in" draw:z-index="2" draw:style-name="gr1" svg:width="5.3173in" svg:height="3.5429in" svg:x="0.0091in" svg:y="0.0024in">
              <draw:object draw:notify-on-update-of-ranges="Sheet2.B1:Sheet2.D1 Sheet2.A8:Sheet2.A8 Sheet2.B8:Sheet2.D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2">
          <table:table-cell table:number-columns-repeated="4"/>
        </table:table-row>
        <table:table-row table:style-name="ro2">
          <table:table-cell/>
          <table:table-cell>
            <draw:frame table:end-cell-address="Sheet2.G102" table:end-x="0.8811in" table:end-y="0.0752in" draw:z-index="3" draw:style-name="gr1" svg:width="5.3106in" svg:height="3.5429in" svg:x="0.0157in" svg:y="0.0331in">
              <draw:object draw:notify-on-update-of-ranges="Sheet2.B1:Sheet2.D1 Sheet2.A9:Sheet2.A9 Sheet2.B9:Sheet2.D9 Sheet2.A10:Sheet2.A10 Sheet2.B10:Sheet2.D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_2.A1:Sheet1_2.C28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DataPilot_Sheet1_2_1.A1:DataPilot_Sheet1_2_1.E14" table:buttons="DataPilot_Sheet1_2_1.A1 DataPilot_Sheet1_2_1.A4 DataPilot_Sheet1_2_1.B3">
          <table:source-cell-range table:cell-range-address="Sheet1_2.A1:Sheet1_2.C28"/>
          <table:data-pilot-field table:source-field-name="Function" table:orientation="row" table:used-hierarchy="0" table:function="auto">
            <table:data-pilot-level table:show-empty="false">
              <table:data-pilot-members>
                <table:data-pilot-member table:name="nacl.crypto_box" table:display="true" table:show-details="true"/>
                <table:data-pilot-member table:name="nacl.crypto_box_keypair_from_seed" table:display="true" table:show-details="true"/>
                <table:data-pilot-member table:name="nacl.crypto_box_open" table:display="true" table:show-details="true"/>
                <table:data-pilot-member table:name="nacl.crypto_box_open_precomputed" table:display="true" table:show-details="true"/>
                <table:data-pilot-member table:name="nacl.crypto_box_precompute" table:display="true" table:show-details="true"/>
                <table:data-pilot-member table:name="nacl.crypto_box_precomputed" table:display="true" table:show-details="true"/>
                <table:data-pilot-member table:name="nacl.crypto_box_random_nonce" table:display="true" table:show-details="true"/>
                <table:data-pilot-member table:name="nacl.crypto_hash" table:display="true" table:show-details="true"/>
                <table:data-pilot-member table:name="nacl.crypto_hash_str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rowser" table:orientation="column" table:used-hierarchy="0" table:function="auto">
            <table:data-pilot-level table:show-empty="false">
              <table:data-pilot-members>
                <table:data-pilot-member table:name="Aurora" table:display="true" table:show-details="true"/>
                <table:data-pilot-member table:name="Chrome" table:display="true" table:show-details="true"/>
                <table:data-pilot-member table:name="Safar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terations per section" tableooo:display-name="Iterations per second" table:orientation="data" table:used-hierarchy="0" table:function="sum">
            <table:data-pilot-level table:show-empty="false">
              <table:data-pilot-members>
                <table:data-pilot-member table:name="2.5488530161" table:display="true" table:show-details="true"/>
                <table:data-pilot-member table:name="2.8328611898" table:display="true" table:show-details="true"/>
                <table:data-pilot-member table:name="2.9013539652" table:display="true" table:show-details="true"/>
                <table:data-pilot-member table:name="2.9069767442" table:display="true" table:show-details="true"/>
                <table:data-pilot-member table:name="3.6396724295" table:display="true" table:show-details="true"/>
                <table:data-pilot-member table:name="3.6529680365" table:display="true" table:show-details="true"/>
                <table:data-pilot-member table:name="3.6663611366" table:display="true" table:show-details="true"/>
                <table:data-pilot-member table:name="3.6832412523" table:display="true" table:show-details="true"/>
                <table:data-pilot-member table:name="11.89296333" table:display="true" table:show-details="true"/>
                <table:data-pilot-member table:name="14.245014245" table:display="true" table:show-details="true"/>
                <table:data-pilot-member table:name="14.2721217888" table:display="true" table:show-details="true"/>
                <table:data-pilot-member table:name="14.5772594752" table:display="true" table:show-details="true"/>
                <table:data-pilot-member table:name="412.9353233831" table:display="true" table:show-details="true"/>
                <table:data-pilot-member table:name="414.8727984344" table:display="true" table:show-details="true"/>
                <table:data-pilot-member table:name="1475.5244755245" table:display="true" table:show-details="true"/>
                <table:data-pilot-member table:name="1494.5054945055" table:display="true" table:show-details="true"/>
                <table:data-pilot-member table:name="1800.1998001998" table:display="true" table:show-details="true"/>
                <table:data-pilot-member table:name="1894.1058941059" table:display="true" table:show-details="true"/>
                <table:data-pilot-member table:name="4570.0667302193" table:display="true" table:show-details="true"/>
                <table:data-pilot-member table:name="4873.1268731269" table:display="true" table:show-details="true"/>
                <table:data-pilot-member table:name="6193.8061938062" table:display="true" table:show-details="true"/>
                <table:data-pilot-member table:name="6216.7832167832" table:display="true" table:show-details="true"/>
                <table:data-pilot-member table:name="6219.7802197802" table:display="true" table:show-details="true"/>
                <table:data-pilot-member table:name="7052.9470529471" table:display="true" table:show-details="true"/>
                <table:data-pilot-member table:name="41633.3666333666" table:display="true" table:show-details="true"/>
                <table:data-pilot-member table:name="205720.27972028" table:display="true" table:show-details="true"/>
                <table:data-pilot-member table:name="392647.3526473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3/31/2013</text:date>, <text:time>14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31T14:15:06</meta:creation-date>
    <meta:editing-duration>PT8M36S</meta:editing-duration>
    <meta:editing-cycles>4</meta:editing-cycles>
    <meta:generator>LibreOffice/3.3$Unix LibreOffice_project/330m19$Build-401</meta:generator>
    <meta:initial-creator>Tony Garnock-Jones</meta:initial-creator>
    <dc:date>2013-03-31T14:24:18</dc:date>
    <dc:creator>Tony Garnock-Jones</dc:creator>
    <meta:document-statistic meta:table-count="5" meta:cell-count="216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55cm" svg:height="8.979cm" xlink:href=".." xlink:type="simple" chart:class="chart:bar" chart:style-name="ch1">
        <chart:title svg:x="3.077cm" svg:y="0.314cm" chart:style-name="ch2">
          <text:p>Shared-key computations (per sec)</text:p>
        </chart:title>
        <chart:legend chart:legend-position="bottom" svg:x="1.596cm" svg:y="7.762cm" chart:style-name="ch3"/>
        <chart:plot-area chart:style-name="ch4" table:cell-range-address="Sheet2.A1:Sheet2.D5" chart:data-source-has-labels="both" svg:x="0.719cm" svg:y="1.453cm" svg:width="12.198cm" svg:height="5.7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1cm" svg:y="1.459cm" svg:width="10.696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2.B1:Sheet2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2:Sheet2.D2" chart:label-cell-address="Sheet2.A2:Sheet2.A2" chart:class="chart:bar">
            <chart:data-point chart:repeated="3"/>
          </chart:series>
          <chart:series chart:style-name="ch9" chart:values-cell-range-address="Sheet2.B3:Sheet2.D3" chart:label-cell-address="Sheet2.A3:Sheet2.A3" chart:class="chart:bar">
            <chart:data-point chart:repeated="3"/>
          </chart:series>
          <chart:series chart:style-name="ch10" chart:values-cell-range-address="Sheet2.B4:Sheet2.D4" chart:label-cell-address="Sheet2.A4:Sheet2.A4" chart:class="chart:bar">
            <chart:data-point chart:repeated="3"/>
          </chart:series>
          <chart:series chart:style-name="ch11" chart:values-cell-range-address="Sheet2.B5:Sheet2.D5" chart:label-cell-address="Sheet2.A5:Sheet2.A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rora</text:p>
                <draw:g>
                  <svg:desc>Sheet2.B1:Sheet2.D1</svg:desc>
                </draw:g>
              </table:table-cell>
              <table:table-cell office:value-type="string">
                <text:p>Chrome</text:p>
              </table:table-cell>
              <table:table-cell office:value-type="string">
                <text:p>Safari</text:p>
              </table:table-cell>
            </table:table-row>
          </table:table-header-rows>
          <table:table-rows>
            <table:table-row>
              <table:table-cell office:value-type="string">
                <text:p>nacl.crypto_box</text:p>
                <draw:g>
                  <svg:desc>Sheet2.A2:Sheet2.A2</svg:desc>
                </draw:g>
              </table:table-cell>
              <table:table-cell office:value-type="float" office:value="3.65296803652968">
                <text:p>3.65296803652968</text:p>
                <draw:g>
                  <svg:desc>Sheet2.B2:Sheet2.D2</svg:desc>
                </draw:g>
              </table:table-cell>
              <table:table-cell office:value-type="float" office:value="14.2450142450142">
                <text:p>14.2450142450142</text:p>
              </table:table-cell>
              <table:table-cell office:value-type="float" office:value="2.90135396518375">
                <text:p>2.90135396518375</text:p>
              </table:table-cell>
            </table:table-row>
            <table:table-row>
              <table:table-cell office:value-type="string">
                <text:p>nacl.crypto_box_keypair_from_seed</text:p>
                <draw:g>
                  <svg:desc>Sheet2.A3:Sheet2.A3</svg:desc>
                </draw:g>
              </table:table-cell>
              <table:table-cell office:value-type="float" office:value="3.63967242948135">
                <text:p>3.63967242948135</text:p>
                <draw:g>
                  <svg:desc>Sheet2.B3:Sheet2.D3</svg:desc>
                </draw:g>
              </table:table-cell>
              <table:table-cell office:value-type="float" office:value="11.8929633300297">
                <text:p>11.8929633300297</text:p>
              </table:table-cell>
              <table:table-cell office:value-type="float" office:value="2.8328611898017">
                <text:p>2.8328611898017</text:p>
              </table:table-cell>
            </table:table-row>
            <table:table-row>
              <table:table-cell office:value-type="string">
                <text:p>nacl.crypto_box_open</text:p>
                <draw:g>
                  <svg:desc>Sheet2.A4:Sheet2.A4</svg:desc>
                </draw:g>
              </table:table-cell>
              <table:table-cell office:value-type="float" office:value="3.66636113657195">
                <text:p>3.66636113657195</text:p>
                <draw:g>
                  <svg:desc>Sheet2.B4:Sheet2.D4</svg:desc>
                </draw:g>
              </table:table-cell>
              <table:table-cell office:value-type="float" office:value="14.5772594752187">
                <text:p>14.5772594752187</text:p>
              </table:table-cell>
              <table:table-cell office:value-type="float" office:value="2.90697674418605">
                <text:p>2.90697674418605</text:p>
              </table:table-cell>
            </table:table-row>
            <table:table-row>
              <table:table-cell office:value-type="string">
                <text:p>nacl.crypto_box_precompute</text:p>
                <draw:g>
                  <svg:desc>Sheet2.A5:Sheet2.A5</svg:desc>
                </draw:g>
              </table:table-cell>
              <table:table-cell office:value-type="float" office:value="3.68324125230203">
                <text:p>3.68324125230203</text:p>
                <draw:g>
                  <svg:desc>Sheet2.B5:Sheet2.D5</svg:desc>
                </draw:g>
              </table:table-cell>
              <table:table-cell office:value-type="float" office:value="14.2721217887726">
                <text:p>14.2721217887726</text:p>
              </table:table-cell>
              <table:table-cell office:value-type="float" office:value="2.54885301614274">
                <text:p>2.54885301614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96cm" svg:height="9cm" xlink:href=".." xlink:type="simple" chart:class="chart:bar" chart:style-name="ch1">
        <chart:title svg:x="3.412cm" svg:y="0.315cm" chart:style-name="ch2">
          <text:p>Secret-key operations (per sec)</text:p>
        </chart:title>
        <chart:legend chart:legend-position="bottom" svg:x="0.914cm" svg:y="8.229cm" chart:style-name="ch3"/>
        <chart:plot-area chart:style-name="ch4" table:cell-range-address="Sheet2.B1:Sheet2.D1 Sheet2.A6:Sheet2.D7" chart:data-source-has-labels="both" svg:x="0.717cm" svg:y="1.456cm" svg:width="12.145cm" svg:height="6.1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456cm" svg:width="10.511cm" svg:height="5.5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2.B1:Sheet2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6:Sheet2.D6" chart:label-cell-address="Sheet2.A6:Sheet2.A6" chart:class="chart:bar">
            <chart:data-point chart:repeated="3"/>
          </chart:series>
          <chart:series chart:style-name="ch9" chart:values-cell-range-address="Sheet2.B7:Sheet2.D7" chart:label-cell-address="Sheet2.A7:Sheet2.A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rora</text:p>
                <draw:g>
                  <svg:desc>Sheet2.B1:Sheet2.D1</svg:desc>
                </draw:g>
              </table:table-cell>
              <table:table-cell office:value-type="string">
                <text:p>Chrome</text:p>
              </table:table-cell>
              <table:table-cell office:value-type="string">
                <text:p>Safari</text:p>
              </table:table-cell>
            </table:table-row>
          </table:table-header-rows>
          <table:table-rows>
            <table:table-row>
              <table:table-cell office:value-type="string">
                <text:p>nacl.crypto_box_open_precomputed</text:p>
                <draw:g>
                  <svg:desc>Sheet2.A6:Sheet2.A6</svg:desc>
                </draw:g>
              </table:table-cell>
              <table:table-cell office:value-type="float" office:value="6216.78321678322">
                <text:p>6216.78321678322</text:p>
                <draw:g>
                  <svg:desc>Sheet2.B6:Sheet2.D6</svg:desc>
                </draw:g>
              </table:table-cell>
              <table:table-cell office:value-type="float" office:value="4873.12687312687">
                <text:p>4873.12687312687</text:p>
              </table:table-cell>
              <table:table-cell office:value-type="float" office:value="4570.06673021926">
                <text:p>4570.06673021926</text:p>
              </table:table-cell>
            </table:table-row>
            <table:table-row>
              <table:table-cell office:value-type="string">
                <text:p>nacl.crypto_box_precomputed</text:p>
                <draw:g>
                  <svg:desc>Sheet2.A7:Sheet2.A7</svg:desc>
                </draw:g>
              </table:table-cell>
              <table:table-cell office:value-type="float" office:value="6219.78021978022">
                <text:p>6219.78021978022</text:p>
                <draw:g>
                  <svg:desc>Sheet2.B7:Sheet2.D7</svg:desc>
                </draw:g>
              </table:table-cell>
              <table:table-cell office:value-type="float" office:value="7052.94705294705">
                <text:p>7052.94705294705</text:p>
              </table:table-cell>
              <table:table-cell office:value-type="float" office:value="6193.80619380619">
                <text:p>6193.80619380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07cm" svg:height="9cm" xlink:href=".." xlink:type="simple" chart:class="chart:bar" chart:style-name="ch1">
        <chart:title svg:x="3cm" svg:y="0.315cm" chart:style-name="ch2">
          <text:p>Random nonce generation (per sec)</text:p>
        </chart:title>
        <chart:legend chart:legend-position="bottom" svg:x="3.941cm" svg:y="8.229cm" chart:style-name="ch3"/>
        <chart:plot-area chart:style-name="ch4" table:cell-range-address="Sheet2.B1:Sheet2.D1 Sheet2.A8:Sheet2.D8" chart:data-source-has-labels="both" svg:x="0.72cm" svg:y="1.456cm" svg:width="12.247cm" svg:height="6.1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cm" svg:y="1.456cm" svg:width="10.728cm" svg:height="5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2.B1:Sheet2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8:Sheet2.D8" chart:label-cell-address="Sheet2.A8:Sheet2.A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rora</text:p>
                <draw:g>
                  <svg:desc>Sheet2.B1:Sheet2.D1</svg:desc>
                </draw:g>
              </table:table-cell>
              <table:table-cell office:value-type="string">
                <text:p>Chrome</text:p>
              </table:table-cell>
              <table:table-cell office:value-type="string">
                <text:p>Safari</text:p>
              </table:table-cell>
            </table:table-row>
          </table:table-header-rows>
          <table:table-rows>
            <table:table-row>
              <table:table-cell office:value-type="string">
                <text:p>nacl.crypto_box_random_nonce</text:p>
                <draw:g>
                  <svg:desc>Sheet2.A8:Sheet2.A8</svg:desc>
                </draw:g>
              </table:table-cell>
              <table:table-cell office:value-type="float" office:value="41633.3666333666">
                <text:p>41633.3666333666</text:p>
                <draw:g>
                  <svg:desc>Sheet2.B8:Sheet2.D8</svg:desc>
                </draw:g>
              </table:table-cell>
              <table:table-cell office:value-type="float" office:value="205720.27972028">
                <text:p>205720.27972028</text:p>
              </table:table-cell>
              <table:table-cell office:value-type="float" office:value="392647.352647353">
                <text:p>392647.3526473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9cm" svg:height="9cm" xlink:href=".." xlink:type="simple" chart:class="chart:bar" chart:style-name="ch1">
        <chart:title svg:x="4.019cm" svg:y="0.315cm" chart:style-name="ch2">
          <text:p>Hash operations (per sec)</text:p>
        </chart:title>
        <chart:legend chart:legend-position="bottom" svg:x="2.978cm" svg:y="8.229cm" chart:style-name="ch3"/>
        <chart:plot-area chart:style-name="ch4" table:cell-range-address="Sheet2.B1:Sheet2.D1 Sheet2.A9:Sheet2.D10" chart:data-source-has-labels="both" svg:x="0.719cm" svg:y="1.456cm" svg:width="12.233cm" svg:height="6.1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8cm" svg:y="1.456cm" svg:width="10.517cm" svg:height="5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2.B1:Sheet2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9:Sheet2.D9" chart:label-cell-address="Sheet2.A9:Sheet2.A9" chart:class="chart:bar">
            <chart:data-point chart:repeated="3"/>
          </chart:series>
          <chart:series chart:style-name="ch9" chart:values-cell-range-address="Sheet2.B10:Sheet2.D10" chart:label-cell-address="Sheet2.A10:Sheet2.A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rora</text:p>
                <draw:g>
                  <svg:desc>Sheet2.B1:Sheet2.D1</svg:desc>
                </draw:g>
              </table:table-cell>
              <table:table-cell office:value-type="string">
                <text:p>Chrome</text:p>
              </table:table-cell>
              <table:table-cell office:value-type="string">
                <text:p>Safari</text:p>
              </table:table-cell>
            </table:table-row>
          </table:table-header-rows>
          <table:table-rows>
            <table:table-row>
              <table:table-cell office:value-type="string">
                <text:p>nacl.crypto_hash</text:p>
                <draw:g>
                  <svg:desc>Sheet2.A9:Sheet2.A9</svg:desc>
                </draw:g>
              </table:table-cell>
              <table:table-cell office:value-type="float" office:value="414.872798434442">
                <text:p>414.872798434442</text:p>
                <draw:g>
                  <svg:desc>Sheet2.B9:Sheet2.D9</svg:desc>
                </draw:g>
              </table:table-cell>
              <table:table-cell office:value-type="float" office:value="1494.50549450549">
                <text:p>1494.50549450549</text:p>
              </table:table-cell>
              <table:table-cell office:value-type="float" office:value="1894.10589410589">
                <text:p>1894.10589410589</text:p>
              </table:table-cell>
            </table:table-row>
            <table:table-row>
              <table:table-cell office:value-type="string">
                <text:p>nacl.crypto_hash_string</text:p>
                <draw:g>
                  <svg:desc>Sheet2.A10:Sheet2.A10</svg:desc>
                </draw:g>
              </table:table-cell>
              <table:table-cell office:value-type="float" office:value="412.935323383085">
                <text:p>412.935323383085</text:p>
                <draw:g>
                  <svg:desc>Sheet2.B10:Sheet2.D10</svg:desc>
                </draw:g>
              </table:table-cell>
              <table:table-cell office:value-type="float" office:value="1475.52447552448">
                <text:p>1475.52447552448</text:p>
              </table:table-cell>
              <table:table-cell office:value-type="float" office:value="1800.1998001998">
                <text:p>1800.1998001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